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8pt" officeooo:rsid="0004e486" officeooo:paragraph-rsid="0004e486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04e486" officeooo:paragraph-rsid="0004e48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0568bc" officeooo:paragraph-rsid="000568bc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4pt" officeooo:rsid="000568bc" officeooo:paragraph-rsid="00062264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officeooo:rsid="000568bc" officeooo:paragraph-rsid="00062264" style:font-size-asian="12.25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4pt" officeooo:rsid="00062264" officeooo:paragraph-rsid="00062264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officeooo:rsid="00062264" officeooo:paragraph-rsid="00062264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officeooo:rsid="0007594d" officeooo:paragraph-rsid="0007594d" style:font-size-asian="12.25pt" style:font-size-complex="14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" fo:font-size="14pt" officeooo:rsid="0007594d" officeooo:paragraph-rsid="0007594d" style:font-size-asian="12.25pt" style:font-size-complex="14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rial" fo:font-size="14pt" officeooo:rsid="0008517f" officeooo:paragraph-rsid="0008517f" style:font-size-asian="12.25pt" style:font-size-complex="14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al" fo:font-size="14pt" officeooo:rsid="0008de01" officeooo:paragraph-rsid="0008de01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officeooo:rsid="0008de01" officeooo:paragraph-rsid="0008de01" style:font-size-asian="12.25pt" style:font-size-complex="14pt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62264"/>
    </style:style>
    <style:style style:name="T1" style:family="text">
      <style:text-properties style:font-name="Arial" fo:font-size="14pt" officeooo:rsid="000568bc" style:font-size-asian="12.25pt" style:font-size-complex="14pt"/>
    </style:style>
    <style:style style:name="T2" style:family="text">
      <style:text-properties officeooo:rsid="00062264"/>
    </style:style>
    <style:style style:name="T3" style:family="text">
      <style:text-properties officeooo:rsid="0008517f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diseño</text:p>
      <text:p text:style-name="P1"/>
      <text:p text:style-name="P1"/>
      <text:p text:style-name="P2">Optaremos por implementar hasta el nivel 2.</text:p>
      <text:p text:style-name="P2"/>
      <text:p text:style-name="P3">Deberemos implementar un nuevo planificador de threads a corto plazo, llamadas a sistema para la gestión de semáforos y threads <text:span text:style-name="T2">y gestión de memoria de cada thread</text:span>.</text:p>
      <text:p text:style-name="P3"/>
      <text:list xml:id="list3398374147" text:style-name="L1">
        <text:list-item>
          <text:p text:style-name="P4">Lo primero será adaptar los t_u existentes para usarlos como threads:</text:p>
          <text:p text:style-name="P4"/>
          <text:list>
            <text:list-item>
              <text:p text:style-name="P4"><text:s/>relacionar threads del mismo proceso con un campo de anterior y siguiente</text:p>
              <text:p text:style-name="P4"/>
            </text:list-item>
            <text:list-item>
              <text:p text:style-name="P4">asignar un PID global a todos los threads del mismo proceso y un TID propio</text:p>
              <text:p text:style-name="P4"/>
            </text:list-item>
            <text:list-item>
              <text:p text:style-name="P6">implementar TCB’s</text:p>
              <text:p text:style-name="P6"/>
            </text:list-item>
            <text:list-item>
              <text:p text:style-name="P6">asignar un campo para el quantum de thread</text:p>
              <text:p text:style-name="P6"/>
            </text:list-item>
            <text:list-item>
              <text:p text:style-name="P6">gestionar los recursos compartidos por threads</text:p>
            </text:list-item>
          </text:list>
        </text:list-item>
      </text:list>
      <text:p text:style-name="P7"/>
      <text:list xml:id="list115413337180991" text:continue-numbering="true" text:style-name="L1">
        <text:list-item>
          <text:p text:style-name="P6">Deberemos implementar un nuevo planificador y modificar el existente, uno elegirá entre threads del mismo proceso y el otro entre distintos procesos.</text:p>
        </text:list-item>
      </text:list>
      <text:p text:style-name="P7"/>
      <text:list xml:id="list115413329911248" text:continue-numbering="true" text:style-name="L1">
        <text:list-item>
          <text:p text:style-name="P6">Implementar los semáforos del segundo nivel.</text:p>
        </text:list-item>
      </text:list>
      <text:p text:style-name="P7"/>
      <text:list xml:id="list115411268089333" text:continue-numbering="true" text:style-name="L1">
        <text:list-item>
          <text:p text:style-name="P6">Diseñar y añadir las llamadas a sistema necesarias para threads(create, exit, join) y semáforos(init, wait, post, destroy).</text:p>
        </text:list-item>
      </text:list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Nuestro proyecto tendrá algunas estructuras nuevas necesarias para el funcionamiento:</text:p>
      <text:p text:style-name="P5"/>
      <text:list xml:id="list3254223217" text:style-name="L2">
        <text:list-item>
          <text:p text:style-name="P9">Una cola de threads bloqueados <text:span text:style-name="T3">por cada proceso</text:span>, necesaria para la implementación de semáforos, con los list_heads de threads bloqueados.</text:p>
        </text:list-item>
      </text:list>
      <text:p text:style-name="P8"/>
      <text:list xml:id="list115411430746263" text:continue-numbering="true" text:style-name="L2">
        <text:list-item>
          <text:p text:style-name="P10">Una nova ready queue (?)</text:p>
          <text:p text:style-name="P10"/>
        </text:list-item>
        <text:list-item>
          <text:p text:style-name="P11">TCB’s para asignar a los threads, necesarios para el funcionamiento de los threads, y una cola donde guardar los que estén libres.</text:p>
        </text:list-item>
      </text:list>
      <text:p text:style-name="P12"/>
      <text:p text:style-name="P12">También tendremos que modificar estructuras actuales:</text:p>
      <text:p text:style-name="P12"/>
      <text:list xml:id="list115411512763818" text:continue-list="list115411268089333" text:style-name="L1">
        <text:list-header>
          <text:p text:style-name="P13"><text:span text:style-name="T1"/></text:p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23T10:26:31.699184106</meta:creation-date>
    <dc:date>2020-11-23T11:54:10.574016974</dc:date>
    <meta:editing-duration>PT15M16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24" meta:word-count="218" meta:character-count="1313" meta:non-whitespace-character-count="1130"/>
  </office:meta>
</office:document-meta>
</file>